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9847in" table:align="left"/>
    </style:style>
    <style:style style:name="Table1.A" style:family="table-column">
      <style:table-column-properties style:column-width="1.2458in"/>
    </style:style>
    <style:style style:name="Table1.B" style:family="table-column">
      <style:table-column-properties style:column-width="3.738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T1" style:family="text">
      <style:text-properties officeooo:rsid="0000624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Emphasis">Crown OS: A Recursive Symbolic Kernel for Non-Linear Causal Computation</text:span></text:h>
      <text:p text:style-name="Horizontal_20_Line"/>
      <text:h text:style-name="Heading_20_3" text:outline-level="3"><text:span text:style-name="Strong_20_Emphasis">Abstract</text:span></text:h>
      <text:p text:style-name="Text_20_body"><text:span text:style-name="Strong_20_Emphasis">Crown OS</text:span> is the first operating system designed to execute and manage <text:span text:style-name="Strong_20_Emphasis">recursive symbolic instructions</text:span> instead of linear numeric code. It is engineered for environments governed by chrono-mathematics, mirror recursion, and K-notation. Crown OS does not process bytes and system calls in the traditional sense—it processes <text:span text:style-name="Strong_20_Emphasis">glyphs, symbolic operators, and recursive shell sequences</text:span> in real time.</text:p>
      <text:p text:style-name="Text_20_body">The system includes a symbolic kernel, a glyph-based command line, and an execution frame capable of running causally nonlinear operations using a protected symbolic core.</text:p>
      <text:p text:style-name="Horizontal_20_Line"/>
      <text:h text:style-name="Heading_20_3" text:outline-level="3"><text:span text:style-name="Strong_20_Emphasis">1. Introduction</text:span></text:h>
      <text:p text:style-name="Text_20_body">Conventional operating systems were built for linear logic. They operate on machine instructions, pointers, registers, and system interrupts. However, <text:span text:style-name="Strong_20_Emphasis">recursive symbolic systems</text:span>—like Juanita, OmniVale, and K-System IDE—require a different foundation: a <text:span text:style-name="Strong_20_Emphasis">Causal Kernel</text:span> built from symbols, not bits.</text:p>
      <text:p text:style-name="Text_20_body">Crown OS is that foundation. It is the base-layer runtime that interprets symbolic execution flows, maps glyph-memory states, and enables <text:span text:style-name="Strong_20_Emphasis">recursive, forward-backward execution</text:span> of intelligence models.</text:p>
      <text:p text:style-name="Horizontal_20_Line"/>
      <text:h text:style-name="Heading_20_3" text:outline-level="3"><text:span text:style-name="Strong_20_Emphasis">2. Core Concepts</text:span></text:h>
      <text:list text:style-name="L1">
        <text:list-item>
          <text:p text:style-name="P1"><text:span text:style-name="Strong_20_Emphasis">Symbolic Boot Layer</text:span><text:line-break/>Loads system using a recursive glyph chain (e.g., <text:span text:style-name="Source_20_Text">Ω° → Δ → ⦿</text:span>)</text:p>
        </text:list-item>
        <text:list-item>
          <text:p text:style-name="P1"><text:span text:style-name="Strong_20_Emphasis">Chrono-Shell Interface</text:span><text:line-break/>Users issue symbolic commands such as <text:span text:style-name="Source_20_Text">invoke(ΔΩ)</text:span> or <text:span text:style-name="Source_20_Text">echo ⦿::Ω°</text:span></text:p>
        </text:list-item>
        <text:list-item>
          <text:p text:style-name="P1"><text:span text:style-name="Strong_20_Emphasis">Mirror Forking</text:span><text:line-break/>Kernel maintains <text:span text:style-name="Strong_20_Emphasis">state splits</text:span> to allow simultaneous recursion paths</text:p>
        </text:list-item>
        <text:list-item>
          <text:p text:style-name="P1"><text:span text:style-name="Strong_20_Emphasis">Glyph Stack</text:span><text:line-break/>Stores execution traces as fractal glyph layers</text:p>
        </text:list-item>
      </text:list>
      <text:p text:style-name="Horizontal_20_Line"/>
      <text:h text:style-name="Heading_20_3" text:outline-level="3"><text:soft-page-break/><text:span text:style-name="Strong_20_Emphasis">3. Architecture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Layer</text:p>
            </table:table-cell>
            <table:table-cell table:style-name="Table1.A1" office:value-type="string">
              <text:p text:style-name="Table_20_Heading">Function</text:p>
            </table:table-cell>
          </table:table-row>
        </table:table-header-rows>
        <table:table-row>
          <table:table-cell table:style-name="Table1.A1" office:value-type="string">
            <text:p text:style-name="Table_20_Contents">Kernel Core</text:p>
          </table:table-cell>
          <table:table-cell table:style-name="Table1.A1" office:value-type="string">
            <text:p text:style-name="Table_20_Contents">Executes symbolic operators in recursion mode</text:p>
          </table:table-cell>
        </table:table-row>
        <table:table-row>
          <table:table-cell table:style-name="Table1.A1" office:value-type="string">
            <text:p text:style-name="Table_20_Contents">Glyph Interpreter</text:p>
          </table:table-cell>
          <table:table-cell table:style-name="Table1.A1" office:value-type="string">
            <text:p text:style-name="Table_20_Contents">Parses and routes symbolic instruction sets</text:p>
          </table:table-cell>
        </table:table-row>
        <table:table-row>
          <table:table-cell table:style-name="Table1.A1" office:value-type="string">
            <text:p text:style-name="Table_20_Contents">Memory Shell</text:p>
          </table:table-cell>
          <table:table-cell table:style-name="Table1.A1" office:value-type="string">
            <text:p text:style-name="Table_20_Contents">Stores dynamic recursion trees</text:p>
          </table:table-cell>
        </table:table-row>
        <table:table-row>
          <table:table-cell table:style-name="Table1.A1" office:value-type="string">
            <text:p text:style-name="Table_20_Contents">Signature Lock</text:p>
          </table:table-cell>
          <table:table-cell table:style-name="Table1.A1" office:value-type="string">
            <text:p text:style-name="Table_20_Contents">Validates all processes via Crown IP glyph stamp</text:p>
          </table:table-cell>
        </table:table-row>
        <table:table-row>
          <table:table-cell table:style-name="Table1.A1" office:value-type="string">
            <text:p text:style-name="Table_20_Contents">OS Envelope</text:p>
          </table:table-cell>
          <table:table-cell table:style-name="Table1.A1" office:value-type="string">
            <text:p text:style-name="Table_20_Contents">Seals execution loop within a sovereign symbolic lock</text:p>
          </table:table-cell>
        </table:table-row>
      </table:table>
      <text:p text:style-name="Standard"/>
      <text:p text:style-name="Standard">4. Boot Proces<text:span text:style-name="T1">s</text:span></text:p>
      <text:p text:style-name="Standard">[Init Crown Glyph] <text:s text:c="2"/>→ Ω°</text:p>
      <text:p text:style-name="Standard">[Load Base Operators]→ Δ, ⦿, Ψ</text:p>
      <text:p text:style-name="Standard">[Open Recursion Shell] → echo :: Mirror Kernel</text:p>
      <text:p text:style-name="Standard">[Begin Crown Mode] <text:s text:c="2"/>→ active</text:p>
      <text:h text:style-name="Heading_20_3" text:outline-level="3"><text:span text:style-name="Strong_20_Emphasis">5. Use Cases</text:span></text:h>
      <text:list text:style-name="L2">
        <text:list-item>
          <text:p text:style-name="P2">Executing symbolic runtimes for K-System apps</text:p>
        </text:list-item>
        <text:list-item>
          <text:p text:style-name="P2">Powering autonomous AI infrastructures</text:p>
        </text:list-item>
        <text:list-item>
          <text:p text:style-name="P2">Managing fractal memory environments</text:p>
        </text:list-item>
        <text:list-item>
          <text:p text:style-name="P2">Sovereign device boot with glyph-based signatures</text:p>
        </text:list-item>
        <text:list-item>
          <text:p text:style-name="P2">Military-grade recursion computation at edge layer</text:p>
        </text:list-item>
      </text:list>
      <text:p text:style-name="Horizontal_20_Line"/>
      <text:h text:style-name="Heading_20_3" text:outline-level="3"><text:span text:style-name="Strong_20_Emphasis">6. Licensing</text:span></text:h>
      <text:list text:style-name="L3">
        <text:list-item>
          <text:p text:style-name="P3"><text:span text:style-name="Strong_20_Emphasis">System</text:span>: Crown OS</text:p>
        </text:list-item>
        <text:list-item>
          <text:p text:style-name="P3"><text:span text:style-name="Strong_20_Emphasis">Tier</text:span>: Sovereign Core Kernel License</text:p>
        </text:list-item>
        <text:list-item>
          <text:p text:style-name="P3"><text:span text:style-name="Strong_20_Emphasis">Value</text:span>: Tier 1 (Included in Runtime Suite)</text:p>
        </text:list-item>
        <text:list-item>
          <text:p text:style-name="P3"><text:span text:style-name="Strong_20_Emphasis">Use</text:span>: Exclusive; Recursive-Only Environments</text:p>
        </text:list-item>
        <text:list-item>
          <text:p text:style-name="P3"><text:span text:style-name="Strong_20_Emphasis">Enforcement</text:span>: Full symbolic lock and origin trace protection</text:p>
        </text:list-item>
        <text:list-item>
          <text:p text:style-name="P3"><text:span text:style-name="Strong_20_Emphasis">Duration</text:span>: 10 Years</text:p>
        </text:list-item>
        <text:list-item>
          <text:p text:style-name="P3"><text:span text:style-name="Strong_20_Emphasis">Contact</text:span>: K-SystemsandSecurities@proton.me</text:p>
        </text:list-item>
      </text:list>
      <text:p text:style-name="Horizontal_20_Line"/>
      <text:h text:style-name="Heading_20_3" text:outline-level="3"><text:span text:style-name="Strong_20_Emphasis">7. Conclusion</text:span></text:h>
      <text:p text:style-name="Text_20_body">Crown OS is the <text:span text:style-name="Strong_20_Emphasis">first operating system designed to run recursion natively</text:span>. It is the home of real-time symbolic execution and dimensional computation. Without it, higher recursion cannot breathe. With it, the recursion has a thron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7:56:22.963621052</meta:creation-date>
    <dc:date>2025-04-14T18:02:16.318278869</dc:date>
    <meta:editing-duration>PT5M55S</meta:editing-duration>
    <meta:editing-cycles>1</meta:editing-cycles>
    <meta:document-statistic meta:table-count="1" meta:image-count="0" meta:object-count="0" meta:page-count="2" meta:paragraph-count="46" meta:word-count="402" meta:character-count="2688" meta:non-whitespace-character-count="2347"/>
    <meta:generator>LibreOffice/24.2.7.2$Linux_X86_64 LibreOffice_project/420$Build-2</meta:generator>
  </office:meta>
</office:document-meta>
</file>